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454cm" fo:min-width="4.13cm"/>
    </style:style>
    <style:style style:name="gr2" style:family="graphic" style:parent-style-name="standard">
      <style:graphic-properties draw:textarea-horizontal-align="justify" draw:textarea-vertical-align="middle" draw:auto-grow-height="false" fo:min-height="2.806cm" fo:min-width="4.038cm"/>
    </style:style>
    <style:style style:name="gr3" style:family="graphic" style:parent-style-name="standard">
      <style:graphic-properties draw:textarea-horizontal-align="justify" draw:textarea-vertical-align="middle" draw:auto-grow-height="false" fo:min-height="2.806cm" fo:min-width="3.668cm"/>
    </style:style>
    <style:style style:name="gr4" style:family="graphic" style:parent-style-name="standard">
      <style:graphic-properties draw:textarea-horizontal-align="justify" draw:textarea-vertical-align="middle" draw:auto-grow-height="false" fo:min-height="2.806cm" fo:min-width="3.39cm"/>
    </style:style>
    <style:style style:name="gr5" style:family="graphic" style:parent-style-name="standard">
      <style:graphic-properties draw:fill="solid" draw:fill-color="#ffff99" draw:textarea-horizontal-align="justify" draw:textarea-vertical-align="middle" draw:auto-grow-height="false" fo:min-height="3.825cm" fo:min-width="6.075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marker-end="Diamond_20_unfilled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1.59cm" fo:min-width="1.692cm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3.074cm" fo:min-width="4.522cm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1.872cm" fo:min-width="2.966cm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2.014cm" fo:min-width="3.39cm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3.074cm" fo:min-width="4.804cm"/>
    </style:style>
    <style:style style:name="gr13" style:family="graphic" style:parent-style-name="standard">
      <style:graphic-properties draw:marker-start="Triangle_20_unfille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99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1" draw:id="id1" draw:layer="layout" svg:width="5cm" svg:height="4cm" svg:x="2.9cm" svg:y="2.5cm">
          <text:p text:style-name="P1">FMA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xml:id="id3" draw:id="id3" draw:layer="layout" svg:width="4.9cm" svg:height="3.3cm" svg:x="1.3cm" svg:y="11.2cm">
          <text:p text:style-name="P1">Historico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1" xml:id="id4" draw:id="id4" draw:layer="layout" svg:width="4.5cm" svg:height="3.3cm" svg:x="7.5cm" svg:y="11.2cm">
          <text:p text:style-name="P1">RVF/OV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" xml:id="id5" draw:id="id5" draw:layer="layout" svg:width="4.2cm" svg:height="3.3cm" svg:x="12.7cm" svg:y="11.2cm">
          <text:p text:style-name="P1">TG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2" xml:id="id2" draw:id="id2" draw:layer="layout" svg:width="7.1cm" svg:height="4.4cm" svg:x="12.6cm" svg:y="2.2cm">
          <text:p text:style-name="P1">Mercante/DI/??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6" draw:text-style-name="P1" draw:layer="layout" svg:x1="7.9cm" svg:y1="4.5cm" svg:x2="12.6cm" svg:y2="4.4cm" draw:start-shape="id1" draw:start-glue-point="7" draw:end-shape="id2" draw:end-glue-point="5" svg:d="M7900 4500h2351v-100h2349" svg:viewBox="0 0 4701 101">
          <text:p/>
        </draw:connector>
        <draw:connector draw:style-name="gr7" draw:text-style-name="P1" draw:layer="layout" svg:x1="5.4cm" svg:y1="6.5cm" svg:x2="3.75cm" svg:y2="11.2cm" draw:start-shape="id1" draw:start-glue-point="6" draw:end-shape="id3" svg:d="M5400 6500v2351h-1650v2349" svg:viewBox="0 0 1651 4701">
          <text:p/>
        </draw:connector>
        <draw:connector draw:style-name="gr7" draw:text-style-name="P1" draw:layer="layout" svg:x1="5.4cm" svg:y1="6.5cm" svg:x2="9.75cm" svg:y2="11.2cm" draw:start-shape="id1" draw:end-shape="id4" svg:d="M5400 6500v2351h4350v2349" svg:viewBox="0 0 4351 4701">
          <text:p/>
        </draw:connector>
        <draw:connector draw:style-name="gr7" draw:text-style-name="P1" draw:layer="layout" svg:x1="5.4cm" svg:y1="6.5cm" svg:x2="14.8cm" svg:y2="11.2cm" draw:start-shape="id1" draw:start-glue-point="6" draw:end-shape="id5" draw:end-glue-point="4" svg:d="M5400 6500v2351h9400v2349" svg:viewBox="0 0 9401 4701">
          <text:p/>
        </draw:connector>
      </draw:page>
      <draw:page draw:name="page2" draw:style-name="dp1" draw:master-page-name="Padrão">
        <draw:custom-shape draw:style-name="gr8" draw:text-style-name="P1" draw:layer="layout" svg:width="3.1cm" svg:height="2.6cm" svg:x="1.4cm" svg:y="3.7cm">
          <text:p text:style-name="P1"/>
          <text:p text:style-name="P1"/>
          <text:p text:style-name="P1"/>
          <text:p text:style-name="P1"/>
          <text:p text:style-name="P1"/>
          <text:p text:style-name="P1">Usuário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3" draw:layer="layout" svg:width="7.1cm" svg:height="4.7cm" svg:x="6.7cm" svg:y="1.6cm">
          <text:p text:style-name="P1">Cadastra FMA</text:p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xml:id="id6" draw:id="id6" draw:layer="layout" svg:width="4.9cm" svg:height="3cm" svg:x="8.5cm" svg:y="6.6cm">
          <text:p text:style-name="P1">Movimenta FM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7" draw:id="id7" draw:layer="layout" svg:width="5.5cm" svg:height="3.2cm" svg:x="2.3cm" svg:y="11.6cm">
          <text:p text:style-name="P1">Distribui FM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7.1cm" svg:height="4.7cm" svg:x="6.6cm" svg:y="17.5cm">
          <text:p text:style-name="P1">Registra RV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7.5cm" svg:height="4.7cm" svg:x="6.4cm" svg:y="22.5cm">
          <text:p text:style-name="P1">Informa Apreensão/T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" draw:layer="layout" svg:x1="10.95cm" svg:y1="9.6cm" svg:x2="5.05cm" svg:y2="11.6cm" draw:start-shape="id6" draw:start-glue-point="8" draw:end-shape="id7" draw:end-glue-point="4" svg:d="M10950 9600v1001h-5900v999" svg:viewBox="0 0 5901 2001">
          <text:p/>
        </draw:connector>
        <draw:custom-shape draw:style-name="gr11" draw:text-style-name="P3" xml:id="id8" draw:id="id8" draw:layer="layout" svg:width="5.5cm" svg:height="3.2cm" svg:x="8.1cm" svg:y="11.5cm">
          <text:p text:style-name="P1">Cancela FM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9" draw:id="id9" draw:layer="layout" svg:width="5.5cm" svg:height="3.2cm" svg:x="14.4cm" svg:y="11.4cm">
          <text:p text:style-name="P1">Arquiva FM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svg:x1="10.95cm" svg:y1="9.6cm" svg:x2="10.85cm" svg:y2="11.5cm" draw:start-shape="id6" draw:end-shape="id8" draw:end-glue-point="4" svg:d="M10950 9600v951h-100v949" svg:viewBox="0 0 101 1901">
          <text:p/>
        </draw:connector>
        <draw:connector draw:style-name="gr6" draw:text-style-name="P1" draw:layer="layout" svg:x1="10.95cm" svg:y1="9.6cm" svg:x2="17.15cm" svg:y2="11.4cm" draw:start-shape="id6" draw:start-glue-point="8" draw:end-shape="id9" draw:end-glue-point="4" svg:d="M10950 9600v901h6200v899" svg:viewBox="0 0 6201 18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Diamond_20_unfilled" draw:display-name="Diamond unfilled" svg:viewBox="0 0 3000 6000" svg:d="M1500 0l1500 3000-1500 3000-1500-3000zM1500 447l-1276 2553 1276 2553 1276-2553z"/>
    <draw:marker draw:name="Triangle_20_unfilled" draw:display-name="Triangle unfilled" svg:viewBox="0 0 3000 3000" svg:d="M1500 0l1500 3000h-3000zM1500 447l-1176 2353h235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2T09:09:47.325000000</meta:creation-date>
    <dc:date>2020-02-12T09:21:16.762000000</dc:date>
    <meta:editing-duration>PT11M31S</meta:editing-duration>
    <meta:editing-cycles>3</meta:editing-cycles>
    <meta:generator>LibreOffice/5.2.6.2$Windows_x86 LibreOffice_project/a3100ed2409ebf1c212f5048fbe377c281438fdc</meta:generator>
    <meta:document-statistic meta:object-count="20"/>
  </office:meta>
</office:document-meta>
</file>